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916bf" officeooo:paragraph-rsid="000916bf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916bf" officeooo:paragraph-rsid="000916bf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ab32a" officeooo:paragraph-rsid="000ab32a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paragraph-rsid="000916bf" style:font-weight-asian="normal" style:font-weight-complex="normal"/>
    </style:style>
    <style:style style:name="T1" style:family="text">
      <style:text-properties officeooo:rsid="000916bf"/>
    </style:style>
    <style:style style:name="T2" style:family="text">
      <style:text-properties fo:color="#dcdcaa" loext:opacity="100%" style:font-name="Droid Sans Mono" fo:font-size="10.5pt" fo:background-color="#1e1e1e" loext:char-shading-value="0"/>
    </style:style>
    <style:style style:name="T3" style:family="text">
      <style:text-properties fo:color="#dcdcaa" loext:opacity="100%" style:font-name="Droid Sans Mono" fo:font-size="10.5pt" officeooo:rsid="000916bf" fo:background-color="#1e1e1e" loext:char-shading-value="0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dme</text:p>
      <text:p text:style-name="P2"/>
      <text:p text:style-name="P3">1. Assignment5.html <text:span text:style-name="T4">is the main file that needs to run in any browser to show the result.</text:span></text:p>
      <text:p text:style-name="P3"><text:span text:style-name="T4"/></text:p>
      <text:p text:style-name="P3">2. RGBColoredRectangle.js <text:span text:style-name="T4">is the file that is the actual file which is responsible to create the colored rectangle.</text:span></text:p>
      <text:p text:style-name="P3"><text:span text:style-name="T4"/></text:p>
      <text:p text:style-name="P4"><text:span text:style-name="T1"><text:tab/>1. The function in from <text:s/></text:span><text:span text:style-name="T2">initVertexBuffers</text:span><text:span text:style-name="T3">()</text:span><text:span text:style-name="T1">, starting from line 58 till 101; <text:s/>I took it from <text:tab/>CheckBoardTexture.js file from example/05.</text:span>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9T20:42:40.235949507</meta:creation-date>
    <dc:date>2022-10-19T21:04:44.796150834</dc:date>
    <meta:editing-duration>PT4S</meta:editing-duration>
    <meta:editing-cycles>1</meta:editing-cycles>
    <meta:document-statistic meta:table-count="0" meta:image-count="0" meta:object-count="0" meta:page-count="1" meta:paragraph-count="4" meta:word-count="56" meta:character-count="348" meta:non-whitespace-character-count="292"/>
    <meta:generator>LibreOffice/7.3.6.2$Linux_X86_64 LibreOffice_project/30$Build-2</meta:generator>
  </office:meta>
</office:document-meta>
</file>